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/>
    </style:style>
    <style:style style:name="T3" style:family="text">
      <style:text-properties style:font-name="Times New Roman1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tos etc.</text:p>
      <text:p text:style-name="P1">Requereu o apenado a retificação da GEP para fazer constar os percentuais adequados a crime de natureza comum nos cálculos, alegando que os crimes cometidos pelo apenado não são de natureza hedionda (evento 11).</text:p>
      <text:p text:style-name="P1">Instado a se manifestar, o Ministério Público opinou pelo deferimento do pedido somente em relação ao crime do artigo 16 da lei 10.826/2003 (evento 14). </text:p>
      <text:p text:style-name="P1">Acrescento ao relatório que o apenado foi condenado pelos crimes previstos no art. 2º,§2º da Lei 12.850/2013 e art. 16 da Lei 10.826/03, e que a GEP está utilizando a fração de 40% para a progressão de regime e 2/3 para o livramento condicional em ambos os crimes. </text:p>
      <text:p text:style-name="P2">Relatados. </text:p>
      <text:p text:style-name="P2">O pedido é improcedente.</text:p>
      <text:p text:style-name="P2">Isso porque, em análise da sentença condenatória, é possível observar que, diferente do alegado pela Defesa, o apenado foi condenado por integrar organização criminosa direcionada a prática de transporte de armas e drogas vendidas pela organização criminosa. </text:p>
      <text:p text:style-name="P2">Assim sendo, enquadra-se o crime no parágrafo único, inciso V, do artigo 1º da lei 8072/1990, que dispõe sobre os crimes hediondos.</text:p>
      <text:p text:style-name="P2">Quanto ao delito do artigo 16 da lei 10.826/2003, também não é o caso de se afastar a hediondez já que os réus foram presos em flagrante com uma arma de fogo, do tipo Fuzil 7.62, marca Fal, <text:span text:style-name="T1">com número de série raspado</text:span>, dois carregadores e dezessete munições calibre 7.62. </text:p>
      <text:p text:style-name="P1">Assim, em razão da ausência de numeração, equipara-se a arma apreendida às armas e munições de uso proibido para todos os fins, inclusive na qualificação de hediondez, sendo esta intenção do legislador ao incluir a conduta no artigo 16, considerando maior gravidade e reprovação social.</text:p>
      <text:p text:style-name="P2">Ademais, na alteração legislativa do pacote anticrime, o legislador limitou-se a prever que o delito descrito no artigo 16 da lei 10.826/2003 é considerando hediondo, sem fazer exceção a nenhum parágrafo ou inciso.</text:p>
      <text:p text:style-name="P2">Isso posto, indefiro o pedido da Defesa e mantenho inalterada a GEP.</text:p>
      <text:p text:style-name="P1">PRI. Ciência ao MP.</text:p>
      <text:p text:style-name="P4"/>
      <text:p text:style-name="Text_20_body"><text:line-break/></text:p>
      <text:p text:style-name="Text_20_body"/>
      <text:p text:style-name="P2">Vistos etc.</text:p>
      <text:p text:style-name="P1">Requereu o apenado a retificação da GEP para fazer constar 1/6 no cálculo de progressão de regime referente ao crime do artigo 16, §1º, IV, da lei 10.826/2003, alegando que o crime não é mais considerado de natureza hedionda, face a alteração legislativa do pacote anticrime(evento 11).</text:p>
      <text:p text:style-name="P1">Instado a se manifestar, o Ministério Público opinou pelo deferimento do pedido (evento 14). </text:p>
      <text:p text:style-name="P2">Relatados. </text:p>
      <text:p text:style-name="P2">O pedido é improcedente.</text:p>
      <text:p text:style-name="P2">Isso porque não é o caso de se afastar a hediondez já que o apenado foi encontrado com o revolver calibre .38, TAURUS, <text:span text:style-name="T1">com número de série raspado</text:span>.</text:p>
      <text:p text:style-name="P1"><text:soft-page-break/>Assim, em razão da ausência de numeração, equipara-se a arma apreendida às armas e munições de uso proibido para todos os fins, inclusive na qualificação de hediondez, sendo esta intenção do legislador ao incluir a conduta no artigo 16, considerando maior gravidade e reprovação social.</text:p>
      <text:p text:style-name="P2">Ademais, na alteração legislativa do pacote anticrime, o legislador limitou-se a prever que o delito descrito no artigo 16 da lei 10.826/2003 é considerando hediondo, sem fazer exceção a nenhum parágrafo ou inciso.</text:p>
      <text:p text:style-name="P2">Isso posto, indefiro o pedido da Defesa e mantenho inalterada a GEP.</text:p>
      <text:p text:style-name="P7"><text:span text:style-name="T3">PRI. </text:span><text:span text:style-name="T2">confira-se a correção do quadro de eventos e incidentes, caso nada exista a corrigir, certifiquem-se seus antecedentes criminais e busque-se ACC.</text:span></text:p>
      <text:p text:style-name="P1">Tudo atendido, dê-se vista ao Ministério Públic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0:55:29.057000000</meta:creation-date>
    <dc:date>2023-02-01T10:48:30.478000000</dc:date>
    <meta:editing-duration>PT12M45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2" meta:paragraph-count="25" meta:word-count="532" meta:character-count="3264" meta:non-whitespace-character-count="2748"/>
  </office:meta>
</office:document-meta>
</file>